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3" style:family="graphic" style:parent-style-name="Default_5f_1">
      <style:graphic-properties svg:stroke-color="#ffffff" draw:textarea-horizontal-align="center" draw:textarea-vertical-align="bottom" draw:auto-grow-height="false" fo:min-height="8.6cm" fo:min-width="1.6cm"/>
    </style:style>
    <style:style style:name="gr4" style:family="graphic" style:parent-style-name="Default_5f_1">
      <style:graphic-properties svg:stroke-color="#ffffff" draw:textarea-horizontal-align="justify" draw:textarea-vertical-align="bottom" draw:auto-grow-height="false" fo:min-height="5.6cm" fo:min-width="1.6cm"/>
    </style:style>
    <style:style style:name="gr5" style:family="graphic" style:parent-style-name="Default_5f_1">
      <style:graphic-properties svg:stroke-color="#ffffff" draw:textarea-horizontal-align="justify" draw:textarea-vertical-align="bottom" draw:auto-grow-height="false" fo:min-height="2.6cm" fo:min-width="1.6cm"/>
    </style:style>
    <style:style style:name="gr6" style:family="graphic" style:parent-style-name="Default_5f_1">
      <style:graphic-properties svg:stroke-color="#ffffff" draw:textarea-horizontal-align="justify" draw:textarea-vertical-align="bottom" draw:auto-grow-height="false" fo:min-height="8.6cm" fo:min-width="1.6cm"/>
    </style:style>
    <style:style style:name="gr7" style:family="graphic" style:parent-style-name="Object_20_without_20_fill_5f_1">
      <style:graphic-properties draw:marker-end="Arrow" draw:marker-end-width="0.5cm" draw:fill="none"/>
    </style:style>
    <style:style style:name="gr8" style:family="graphic" style:parent-style-name="Object_20_without_20_fill_5f_1">
      <style:graphic-properties draw:fill="none"/>
    </style:style>
    <style:style style:name="gr9" style:family="graphic" style:parent-style-name="Default_5f_1">
      <style:graphic-properties draw:stroke="none" draw:fill="none" draw:textarea-horizontal-align="justify" draw:textarea-vertical-align="middle" draw:auto-grow-height="false" fo:min-height="2.6cm" fo:min-width="2.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title">
      <style:graphic-properties draw:auto-grow-height="true" fo:min-height="1.75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24.673cm" style:use-optimal-column-width="false"/>
    </style:style>
    <style:style style:name="ro1" style:family="table-row">
      <style:table-row-properties style:row-height="0.813cm"/>
    </style:style>
    <style:style style:name="ro2" style:family="table-row">
      <style:table-row-properties style:row-height="0.806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="1.13pt solid #ffffff"/>
      <style:text-properties fo:font-size="12pt" style:font-size-asian="12pt" style:font-size-complex="12pt"/>
    </style:style>
    <style:style style:name="ce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top="0cm" fo:margin-bottom="0cm" fo:border="1.13pt solid #ffffff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text-align="start" style:text-autospace="ideograph-alpha" style:punctuation-wrap="simple" style:line-break="strict" style:writing-mode="lr-tb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1" style:family="paragraph">
      <style:paragraph-properties fo:text-align="center"/>
      <style:text-properties fo:font-size="20pt" style:font-size-asian="18pt" style:font-size-complex="18pt"/>
    </style:style>
    <style:style style:name="P12" style:family="paragraph">
      <loext:graphic-properties draw:fill="none"/>
    </style:style>
    <style:style style:name="P13" style:family="paragraph">
      <loext:graphic-properties draw:fill="none"/>
      <style:paragraph-properties fo:text-align="end"/>
    </style:style>
    <style:style style:name="P14" style:family="paragraph">
      <style:paragraph-properties fo:text-align="end"/>
    </style:style>
    <style:style style:name="P15" style:family="paragraph">
      <loext:graphic-properties draw:fill-color="#ffffff"/>
    </style:style>
    <style:style style:name="P16" style:family="paragraph">
      <style:text-properties fo:language="en" fo:country="US"/>
    </style:style>
    <style:style style:name="P17" style:family="paragraph">
      <loext:graphic-properties draw:fill-color="#ffffff"/>
      <style:text-properties fo:font-size="12pt" fo:language="en" fo:country="US"/>
    </style:style>
    <style:style style:name="P1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9" style:family="paragraph">
      <style:paragraph-properties fo:margin-left="0cm" fo:margin-right="0cm" fo:margin-top="0cm" fo:margin-bottom="0.2cm" fo:text-indent="0cm">
        <style:tab-stops/>
      </style:paragraph-properties>
      <style:text-properties fo:font-weight="normal" style:font-weight-asian="normal" style:font-weight-complex="normal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22" style:family="paragraph">
      <loext:graphic-properties draw:fill-color="#ffffff"/>
      <style:text-properties fo:font-size="12pt"/>
    </style:style>
    <style:style style:name="P2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4" style:family="paragraph">
      <style:text-properties fo:font-size="32pt"/>
    </style:style>
    <style:style style:name="P25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font-size-asian="18pt" style:font-weight-asian="normal" style:font-size-complex="18pt"/>
    </style:style>
    <style:style style:name="T11" style:family="text">
      <style:text-properties fo:font-size="20pt" style:font-size-asian="18pt" style:font-size-complex="1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line-through-style="solid" style:text-line-through-type="single" style:text-line-through-width="bold" fo:font-weight="normal" style:font-weight-asian="normal" style:font-weight-complex="normal"/>
    </style:style>
    <style:style style:name="T16" style:family="text">
      <style:text-properties fo:font-size="18pt" style:font-size-asian="18pt" style:font-weight-asian="normal" style:font-size-complex="18pt"/>
    </style:style>
    <style:style style:name="T17" style:family="text">
      <style:text-properties fo:font-size="32pt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Software Product Managemen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ject Schedule<text:line-break/>and Deliverables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4">PROD-PROJ A02</text:span></text:p>
            <text:p text:style-name="P1"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2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Default_5f_1" draw:layer="layout" svg:width="27cm" svg:height="13cm" svg:x="0.5cm" svg:y="2.25cm" presentation:class="table" presentation:user-transformed="true">
          <table:table table:template-name="bw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7">#</text:span></text:p>
              </table:table-cell>
              <table:table-cell table:style-name="ce2">
                <text:p text:style-name="P4"><text:span text:style-name="T7">Deliverables</text:span></text:p>
              </table:table-cell>
            </table:table-row>
            <table:table-row table:style-name="ro1">
              <table:table-cell table:style-name="ce3">
                <text:p text:style-name="P3"><text:span text:style-name="T8">01</text:span></text:p>
              </table:table-cell>
              <table:table-cell table:style-name="ce4">
                <text:p text:style-name="P4"><text:span text:style-name="T8">Team contract</text:span></text:p>
              </table:table-cell>
            </table:table-row>
            <table:table-row table:style-name="ro1">
              <table:table-cell table:style-name="ce5">
                <text:p text:style-name="P3"><text:span text:style-name="T8">02</text:span></text:p>
              </table:table-cell>
              <table:table-cell table:style-name="ce6">
                <text:p text:style-name="P4"><text:span text:style-name="T8">-</text:span></text:p>
              </table:table-cell>
            </table:table-row>
            <table:table-row table:style-name="ro1">
              <table:table-cell table:style-name="ce3">
                <text:p text:style-name="P3"><text:span text:style-name="T8">03</text:span></text:p>
              </table:table-cell>
              <table:table-cell table:style-name="ce4">
                <text:p text:style-name="P4"><text:span text:style-name="T8">WP1: Market research</text:span></text:p>
              </table:table-cell>
            </table:table-row>
            <table:table-row table:style-name="ro1">
              <table:table-cell table:style-name="ce5">
                <text:p text:style-name="P3"><text:span text:style-name="T8">04</text:span></text:p>
              </table:table-cell>
              <table:table-cell table:style-name="ce6">
                <text:p text:style-name="P4"><text:span text:style-name="T8">-</text:span></text:p>
              </table:table-cell>
            </table:table-row>
            <table:table-row table:style-name="ro1">
              <table:table-cell table:style-name="ce3">
                <text:p text:style-name="P3"><text:span text:style-name="T8">05</text:span></text:p>
              </table:table-cell>
              <table:table-cell table:style-name="ce4">
                <text:p text:style-name="P4"><text:span text:style-name="T8">WP2: Buyer and user personas; Competitor analysis</text:span></text:p>
              </table:table-cell>
            </table:table-row>
            <table:table-row table:style-name="ro1">
              <table:table-cell table:style-name="ce5">
                <text:p text:style-name="P3"><text:span text:style-name="T8">06</text:span></text:p>
              </table:table-cell>
              <table:table-cell table:style-name="ce6">
                <text:p text:style-name="P5"><text:span text:style-name="T8">-</text:span></text:p>
              </table:table-cell>
            </table:table-row>
            <table:table-row table:style-name="ro1">
              <table:table-cell table:style-name="ce3">
                <text:p text:style-name="P3"><text:span text:style-name="T8">07</text:span></text:p>
              </table:table-cell>
              <table:table-cell table:style-name="ce4">
                <text:p text:style-name="P5"><text:span text:style-name="T8">WP3: Market potential; Market strategy</text:span></text:p>
              </table:table-cell>
            </table:table-row>
            <table:table-row table:style-name="ro1">
              <table:table-cell table:style-name="ce5">
                <text:p text:style-name="P3"><text:span text:style-name="T8">08</text:span></text:p>
              </table:table-cell>
              <table:table-cell table:style-name="ce6">
                <text:p text:style-name="P4"><text:span text:style-name="T8">-</text:span></text:p>
              </table:table-cell>
            </table:table-row>
            <table:table-row table:style-name="ro1">
              <table:table-cell table:style-name="ce3">
                <text:p text:style-name="P3"><text:span text:style-name="T8">09</text:span></text:p>
              </table:table-cell>
              <table:table-cell table:style-name="ce4">
                <text:p text:style-name="P5"><text:span text:style-name="T8">WP4: Growth projection; Pricing; Revenue structure</text:span></text:p>
              </table:table-cell>
            </table:table-row>
            <table:table-row table:style-name="ro1">
              <table:table-cell table:style-name="ce5">
                <text:p text:style-name="P3"><text:span text:style-name="T8">10</text:span></text:p>
              </table:table-cell>
              <table:table-cell table:style-name="ce6">
                <text:p text:style-name="P5"><text:span text:style-name="T8">-</text:span></text:p>
              </table:table-cell>
            </table:table-row>
            <table:table-row table:style-name="ro1">
              <table:table-cell table:style-name="ce3">
                <text:p text:style-name="P3"><text:span text:style-name="T8">11</text:span></text:p>
              </table:table-cell>
              <table:table-cell table:style-name="ce4">
                <text:p text:style-name="P5"><text:span text:style-name="T8">WP5: Cost structure; Product profitability; KPIs</text:span></text:p>
              </table:table-cell>
            </table:table-row>
            <table:table-row table:style-name="ro1">
              <table:table-cell table:style-name="ce5">
                <text:p text:style-name="P3"><text:span text:style-name="T8">12</text:span></text:p>
              </table:table-cell>
              <table:table-cell table:style-name="ce6">
                <text:p text:style-name="P4"><text:span text:style-name="T8">-</text:span></text:p>
              </table:table-cell>
            </table:table-row>
            <table:table-row table:style-name="ro1">
              <table:table-cell table:style-name="ce3">
                <text:p text:style-name="P3"><text:span text:style-name="T8">13</text:span></text:p>
              </table:table-cell>
              <table:table-cell table:style-name="ce4">
                <text:p text:style-name="P5"><text:span text:style-name="T8">WP6: Distribution strategy; Communication strategy; Product roadmap</text:span></text:p>
              </table:table-cell>
            </table:table-row>
            <table:table-row table:style-name="ro1">
              <table:table-cell table:style-name="ce5">
                <text:p text:style-name="P3"><text:span text:style-name="T8">14</text:span></text:p>
              </table:table-cell>
              <table:table-cell table:style-name="ce6">
                <text:p text:style-name="P4"><text:span text:style-name="T8">WP7: Final version incl. management summary</text:span></text:p>
              </table:table-cell>
            </table:table-row>
            <table:table-row table:style-name="ro2">
              <table:table-cell table:style-name="ce7">
                <text:p text:style-name="P6"><text:span text:style-name="T9">15</text:span></text:p>
              </table:table-cell>
              <table:table-cell table:style-name="ce8">
                <text:p text:style-name="P7"><text:span text:style-name="T9">Product pitch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ork Effort by Work Package</text:p>
          </draw:text-box>
        </draw:frame>
        <draw:frame draw:style-name="gr2" draw:text-style-name="P10" draw:layer="layout" svg:width="20cm" svg:height="4cm" svg:x="0cm" svg:y="11.75cm">
          <draw:text-box>
            <text:p text:style-name="P9"><text:span text:style-name="T10">[1]</text:span><text:span text:style-name="T10"><text:tab/></text:span><text:span text:style-name="T10">Please plan ahead for interviews</text:span></text:p>
          </draw:text-box>
        </draw:frame>
        <draw:g>
          <draw:g>
            <draw:custom-shape draw:style-name="gr3" draw:text-style-name="P11" draw:layer="layout" svg:width="2cm" svg:height="9cm" svg:x="4.5cm" svg:y="4.25cm">
              <text:p text:style-name="P6"><text:span text:style-name="T11">WP1</text:span></text:p>
              <text:p text:style-name="P6"><text:span text:style-name="T11">[1]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11" draw:layer="layout" svg:width="2cm" svg:height="6cm" svg:x="7.5cm" svg:y="7.25cm">
              <text:p text:style-name="P6"><text:span text:style-name="T11">WP2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2cm" svg:height="3cm" svg:x="22.5cm" svg:y="10.25cm">
              <text:p text:style-name="P6"><text:span text:style-name="T11">WP7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1" draw:layer="layout" svg:width="2cm" svg:height="9cm" svg:x="19.5cm" svg:y="4.25cm">
              <text:p text:style-name="P6"><text:span text:style-name="T11">WP6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1" draw:layer="layout" svg:width="2cm" svg:height="9cm" svg:x="16.5cm" svg:y="4.25cm">
              <text:p text:style-name="P6"><text:span text:style-name="T11">WP5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11" draw:layer="layout" svg:width="2cm" svg:height="6cm" svg:x="13.5cm" svg:y="7.25cm">
              <text:p text:style-name="P6"><text:span text:style-name="T11">WP4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2cm" svg:height="3cm" svg:x="10.5cm" svg:y="10.25cm">
              <text:p text:style-name="P6"><text:span text:style-name="T11">WP3</text:span></text:p>
              <draw:enhanced-geometry svg:viewBox="0 0 21600 21600" draw:type="rectangle" draw:enhanced-path="M 0 0 L 21600 0 21600 21600 0 21600 0 0 Z N"/>
            </draw:custom-shape>
          </draw:g>
          <draw:line draw:style-name="gr7" draw:text-style-name="P12" draw:layer="layout" svg:x1="3.5cm" svg:y1="13.25cm" svg:x2="26cm" svg:y2="13.25cm">
            <text:p/>
          </draw:line>
          <draw:line draw:style-name="gr7" draw:text-style-name="P12" draw:layer="layout" svg:x1="4cm" svg:y1="13.75cm" svg:x2="4cm" svg:y2="2.25cm">
            <text:p/>
          </draw:line>
          <draw:line draw:style-name="gr8" draw:text-style-name="P13" draw:layer="layout" svg:x1="3.75cm" svg:y1="10.25cm" svg:x2="4.25cm" svg:y2="10.25cm">
            <text:p/>
          </draw:line>
          <draw:line draw:style-name="gr8" draw:text-style-name="P12" draw:layer="layout" svg:x1="3.75cm" svg:y1="7.25cm" svg:x2="4.25cm" svg:y2="7.25cm">
            <text:p/>
          </draw:line>
          <draw:line draw:style-name="gr8" draw:text-style-name="P12" draw:layer="layout" svg:x1="3.75cm" svg:y1="4.25cm" svg:x2="4.25cm" svg:y2="4.25cm">
            <text:p/>
          </draw:line>
          <draw:custom-shape draw:style-name="gr9" draw:text-style-name="P13" draw:layer="layout" svg:width="3cm" svg:height="3cm" svg:x="1cm" svg:y="2.75cm">
            <text:p text:style-name="P14"><text:span text:style-name="T12">3</text:span></text:p>
            <text:p text:style-name="P14">(hard)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cm" svg:height="3cm" svg:x="1cm" svg:y="5.75cm">
            <text:p text:style-name="P14"><text:span text:style-name="T12">2</text:span></text:p>
            <text:p text:style-name="P14">(avg)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3cm" svg:height="3cm" svg:x="1cm" svg:y="8.75cm">
            <text:p text:style-name="P14"><text:span text:style-name="T12">1</text:span></text:p>
            <text:p text:style-name="P14">(easy)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6" draw:layer="layout" svg:width="28cm" svg:height="1.75cm" svg:x="0cm" svg:y="0cm" presentation:class="title">
          <draw:text-box>
            <text:p><text:span text:style-name="T13">Types of Deliverables</text:span></text:p>
          </draw:text-box>
        </draw:frame>
        <draw:frame presentation:style-name="pr6" draw:text-style-name="P16" draw:layer="layout" svg:width="27cm" svg:height="11.5cm" svg:x="0.5cm" svg:y="2.25cm" presentation:class="outline">
          <draw:text-box>
            <text:list text:style-name="L4">
              <text:list-item>
                <text:p><text:span text:style-name="T13">Business plan</text:span></text:p>
                <text:list>
                  <text:list-item>
                    <text:p><text:span text:style-name="T13">In draft versions</text:span></text:p>
                  </text:list-item>
                  <text:list-item>
                    <text:p><text:span text:style-name="T13">In final version (once)</text:span></text:p>
                  </text:list-item>
                  <text:list-item>
                    <text:p><text:span text:style-name="T13">As presentation in cla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16" draw:layer="layout" svg:width="28cm" svg:height="1.75cm" svg:x="0cm" svg:y="0cm" presentation:class="title">
          <draw:text-box>
            <text:p><text:span text:style-name="T13">Time of Day for Deliverables</text:span></text:p>
          </draw:text-box>
        </draw:frame>
        <draw:frame presentation:style-name="pr6" draw:text-style-name="P16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3">Right before class</text:span></text:p>
                <text:list>
                  <text:list-item>
                    <text:p><text:span text:style-name="T13">Submit this week’s deliverables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Unless it is the first week of the course</text:span></text:p>
                <text:list>
                  <text:list-item>
                    <text:p><text:span text:style-name="T13">Then, deliverables are due by Friday midnight that wee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1 Deliverables Due</text:p>
          </draw:text-box>
        </draw:frame>
        <draw:frame presentation:style-name="pr6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14">Team contract</text:span></text:p>
                <text:list>
                  <text:list-item>
                    <text:p text:style-name="P20"><text:span text:style-name="T14">See </text:span><text:span text:style-name="T14"><text:a xlink:href="https://oss.cs.fau.de/teaching/course-resources/student-team-contract/" xlink:type="simple">https://oss.cs.fau.de/teaching/course-resources/student-team-contract/</text:a></text:span><text:span text:style-name="T14"><text:s/>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<text:span text:style-name="T14">Submit package as zip-file on StudOn</text:span></text:p>
                <text:list>
                  <text:list-item>
                    <text:p><text:span text:style-name="T14">Include original files + PDF printouts</text:span></text:p>
                    <text:list>
                      <text:list-item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Continue submitting like thi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4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3 Deliverables Due</text:p>
          </draw:text-box>
        </draw:frame>
        <draw:frame presentation:style-name="pr6" draw:text-style-name="P20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19"><text:span text:style-name="T14">Work package 1 (WP1), contains</text:span></text:p>
                <text:list>
                  <text:list-item>
                    <text:p><text:span text:style-name="T14">Agile business plan draft with sections</text:span></text:p>
                    <text:list>
                      <text:list-item>
                        <text:p><text:span text:style-name="T14">Market research</text:span></text:p>
                      </text:list-item>
                      <text:list-item>
                        <text:p><text:span text:style-name="T15">Win / loss analysis</text:span></text:p>
                      </text:list-item>
                      <text:list-item>
                        <text:p><text:span text:style-name="T15">Buyer and user personas</text:span></text:p>
                      </text:list-item>
                      <text:list-item>
                        <text:p><text:span text:style-name="T14">Revised as necessary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5">EXIST business plan draft with sections</text:span></text:p>
                    <text:list>
                      <text:list-item>
                        <text:p><text:span text:style-name="T15">2. Geschäftsidee</text:span></text:p>
                      </text:list-item>
                      <text:list-item>
                        <text:p><text:span text:style-name="T15">3.1 Marktsituation</text:span></text:p>
                      </text:list-item>
                      <text:list-item>
                        <text:p><text:span text:style-name="T15">3.2 Alleinstellungsmerkmal und Kundennutzen</text:span></text:p>
                      </text:list-item>
                      <text:list-item>
                        <text:p><text:span text:style-name="T15">Revised as necessary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Interview transcriptions / no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4 Deliverables Du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4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5 Deliverables Du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21"><text:span text:style-name="T14">Work package 2 (WP2), contains</text:span></text:p>
                <text:list>
                  <text:list-item>
                    <text:p><text:span text:style-name="T14">Agile business plan draft with sections</text:span></text:p>
                    <text:list>
                      <text:list-item>
                        <text:p><text:span text:style-name="T14">Buyer and user personas</text:span></text:p>
                      </text:list-item>
                      <text:list-item>
                        <text:p><text:span text:style-name="T14">Competitor analysis</text:span></text:p>
                      </text:list-item>
                      <text:list-item>
                        <text:p><text:span text:style-name="T14">Revised as necessary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5">EXIST business plan draft with sections</text:span></text:p>
                    <text:list>
                      <text:list-item>
                        <text:p><text:span text:style-name="T15">2. Geschäftsidee</text:span></text:p>
                      </text:list-item>
                      <text:list-item>
                        <text:p><text:span text:style-name="T15">Revised as necessary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Additional interview transcriptions / notes (if an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6 Deliverables Du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4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7 Deliverables Due</text:p>
          </draw:text-box>
        </draw:frame>
        <draw:frame presentation:style-name="pr6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14">Work package 3 (WP3), contains</text:span></text:p>
                <text:list>
                  <text:list-item>
                    <text:p><text:span text:style-name="T14">Agile business plan draft with sections</text:span></text:p>
                    <text:list>
                      <text:list-item>
                        <text:p><text:span text:style-name="T14">Market potential</text:span></text:p>
                      </text:list-item>
                      <text:list-item>
                        <text:p><text:span text:style-name="T14">Market strategy</text:span></text:p>
                      </text:list-item>
                      <text:list-item>
                        <text:p><text:span text:style-name="T14">Revised as necessary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5">EXIST business plan draft with sections</text:span></text:p>
                    <text:list>
                      <text:list-item>
                        <text:p><text:span text:style-name="T15">3.4 Markteintritt</text:span></text:p>
                      </text:list-item>
                      <text:list-item>
                        <text:p><text:span text:style-name="T15">Revised as necessary</text:span></text:p>
                        <text:list>
                          <text:list-header>
                            <text:p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4">Additional interview transcriptions / notes (if an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8 Deliverables Du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Deliverables Due</text:p>
          </draw:text-box>
        </draw:frame>
        <draw:frame presentation:style-name="pr6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14">Work package 4 (WP4), contains</text:span></text:p>
                <text:list>
                  <text:list-item>
                    <text:p text:style-name="P20"><text:span text:style-name="T14">Agile business plan draft with sections</text:span></text:p>
                    <text:list>
                      <text:list-item>
                        <text:p text:style-name="P20"><text:span text:style-name="T14">Growth projection</text:span></text:p>
                      </text:list-item>
                      <text:list-item>
                        <text:p text:style-name="P20"><text:span text:style-name="T14">Pricing</text:span></text:p>
                      </text:list-item>
                      <text:list-item>
                        <text:p text:style-name="P20"><text:span text:style-name="T14">Revenue structure</text:span></text:p>
                      </text:list-item>
                      <text:list-item>
                        <text:p text:style-name="P20"><text:span text:style-name="T14">Revised as necessary</text:span></text:p>
                        <text:list>
                          <text:list-header>
                            <text:p text:style-name="P20"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20"><text:span text:style-name="T15">EXIST business plan draft with sections</text:span></text:p>
                    <text:list>
                      <text:list-item>
                        <text:p text:style-name="P20"><text:span text:style-name="T15">2.4 Projektplanung</text:span></text:p>
                      </text:list-item>
                      <text:list-item>
                        <text:p text:style-name="P20"><text:span text:style-name="T15">4.1 Finanzplanung</text:span></text:p>
                      </text:list-item>
                      <text:list-item>
                        <text:p text:style-name="P20"><text:span text:style-name="T15">Revised as necessary</text:span></text:p>
                        <text:list>
                          <text:list-header>
                            <text:p text:style-name="P20"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20"><text:span text:style-name="T14">Additional interview transcriptions / notes (if an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0 Deliverables Du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Deliverables Due</text:p>
          </draw:text-box>
        </draw:frame>
        <draw:frame presentation:style-name="pr6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14">Work package 5 (WP5), contains</text:span></text:p>
                <text:list>
                  <text:list-item>
                    <text:p text:style-name="P20"><text:span text:style-name="T14">Agile business plan draft with sections</text:span></text:p>
                    <text:list>
                      <text:list-item>
                        <text:p text:style-name="P20"><text:span text:style-name="T14">Cost structure</text:span></text:p>
                      </text:list-item>
                      <text:list-item>
                        <text:p text:style-name="P20"><text:span text:style-name="T14">Product profitability</text:span></text:p>
                      </text:list-item>
                      <text:list-item>
                        <text:p text:style-name="P20"><text:span text:style-name="T14">KPIs</text:span></text:p>
                      </text:list-item>
                      <text:list-item>
                        <text:p text:style-name="P20"><text:span text:style-name="T14">Revised as necessary</text:span></text:p>
                        <text:p text:style-name="P20"><text:span text:style-name="T14"/></text:p>
                      </text:list-item>
                    </text:list>
                  </text:list-item>
                  <text:list-item>
                    <text:p text:style-name="P20"><text:span text:style-name="T15">EXIST business plan draft with sections</text:span></text:p>
                    <text:list>
                      <text:list-item>
                        <text:p text:style-name="P20"><text:span text:style-name="T15">1. Executive summary</text:span></text:p>
                      </text:list-item>
                      <text:list-item>
                        <text:p text:style-name="P20"><text:span text:style-name="T15">2.1 Gründungsvorgeschichte</text:span></text:p>
                      </text:list-item>
                      <text:list-item>
                        <text:p text:style-name="P20"><text:span text:style-name="T15">Revised as necessary</text:span></text:p>
                        <text:list>
                          <text:list-header>
                            <text:p text:style-name="P20"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20"><text:span text:style-name="T14">Additional interview transcriptions / notes (if an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2 Deliverables Du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3 Deliverables Due</text:p>
          </draw:text-box>
        </draw:frame>
        <draw:frame presentation:style-name="pr6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14">Work package 6 (WP6), contains</text:span></text:p>
                <text:list>
                  <text:list-item>
                    <text:p text:style-name="P20"><text:span text:style-name="T14">Agile business plan draft with sections</text:span></text:p>
                    <text:list>
                      <text:list-item>
                        <text:p text:style-name="P20"><text:span text:style-name="T14">Distribution strategy</text:span></text:p>
                      </text:list-item>
                      <text:list-item>
                        <text:p text:style-name="P20"><text:span text:style-name="T14">Communication strategy</text:span></text:p>
                      </text:list-item>
                      <text:list-item>
                        <text:p text:style-name="P20"><text:span text:style-name="T14">Product road-map</text:span></text:p>
                      </text:list-item>
                      <text:list-item>
                        <text:p text:style-name="P20"><text:span text:style-name="T14">Revised as necessary</text:span></text:p>
                        <text:list>
                          <text:list-item>
                            <text:list>
                              <text:list-header>
                                <text:p text:style-name="P20"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20"><text:span text:style-name="T15">EXIST business plan draft with sections</text:span></text:p>
                    <text:list>
                      <text:list-item>
                        <text:p text:style-name="P20"><text:span text:style-name="T15">3. Markt / Wettbewerb</text:span></text:p>
                      </text:list-item>
                      <text:list-item>
                        <text:p text:style-name="P20"><text:span text:style-name="T15">4. Unternehmensplanung</text:span></text:p>
                      </text:list-item>
                      <text:list-item>
                        <text:p text:style-name="P20"><text:span text:style-name="T15">4.2 Unternehmensorganisation</text:span></text:p>
                      </text:list-item>
                      <text:list-item>
                        <text:p text:style-name="P20"><text:span text:style-name="T15">Revised as necessary</text:span></text:p>
                        <text:list>
                          <text:list-header>
                            <text:p text:style-name="P20"><text:span text:style-name="T14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20"><text:span text:style-name="T14">Additional interview transcriptions / notes (if an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6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14">Final complete business plan (WP7)</text:span></text:p>
                <text:list>
                  <text:list-item>
                    <text:p text:style-name="P20"><text:span text:style-name="T14">Includes management summary</text:span></text:p>
                  </text:list-item>
                  <text:list-item>
                    <text:p text:style-name="P20"><text:span text:style-name="T14">Everything reviewed, formatted, cleaned-up</text:span></text:p>
                    <text:list>
                      <text:list-header>
                        <text:p text:style-name="P20"><text:span text:style-name="T14"/></text:p>
                      </text:list-header>
                    </text:list>
                  </text:list-item>
                </text:list>
              </text:list-item>
              <text:list-item>
                <text:p text:style-name="P20"><text:span text:style-name="T14">Supplemental materials</text:span></text:p>
                <text:list>
                  <text:list-item>
                    <text:p text:style-name="P20"><text:span text:style-name="T14">Forms from the agile business plan</text:span></text:p>
                  </text:list-item>
                  <text:list-item>
                    <text:p text:style-name="P20"><text:span text:style-name="T14">Spreadsheets with calculations</text:span></text:p>
                  </text:list-item>
                  <text:list-item>
                    <text:p text:style-name="P20"><text:span text:style-name="T14">Interview transcriptions / no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5 Deliverables Due</text:p>
          </draw:text-box>
        </draw:frame>
        <draw:frame presentation:style-name="pr6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20"><text:span text:style-name="T14">Final presentation (pitch to investors)</text:span></text:p>
                <text:list>
                  <text:list-item>
                    <text:p text:style-name="P20"><text:span text:style-name="T14">Matches the stage of the idea resp. startup (typically pre-seed)</text:span></text:p>
                    <text:list>
                      <text:list-item>
                        <text:p text:style-name="P20"><text:span text:style-name="T14">Problem, Solution, Product</text:span></text:p>
                      </text:list-item>
                      <text:list-item>
                        <text:p text:style-name="P20"><text:span text:style-name="T14">Market size and potential</text:span></text:p>
                      </text:list-item>
                      <text:list-item>
                        <text:p text:style-name="P20"><text:span text:style-name="T14">Financial projections</text:span></text:p>
                      </text:list-item>
                      <text:list-item>
                        <text:p text:style-name="P20"><text:span text:style-name="T14">Any backup slides you may need (after closing)</text:span></text:p>
                        <text:p text:style-name="P20"><text:span text:style-name="T14"/></text:p>
                      </text:list-item>
                    </text:list>
                  </text:list-item>
                  <text:list-item>
                    <text:p text:style-name="P20"><text:span text:style-name="T14">Max. duration of presentation is 15min + 5min Q&amp;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10" draw:text-style-name="P23" draw:layer="layout" svg:width="20cm" svg:height="4cm" svg:x="0cm" svg:y="11.75cm">
          <draw:text-box>
            <text:p text:style-name="P9"><text:span text:style-name="T16">DR</text:span></text:p>
          </draw:text-box>
        </draw:frame>
        <draw:frame presentation:style-name="pr9" draw:text-style-name="P24" draw:layer="layout" svg:width="27cm" svg:height="7cm" svg:x="0.5cm" svg:y="8cm" presentation:class="subtitle">
          <draw:text-box>
            <text:p><text:span text:style-name="T17"><text:a xlink:href="mailto:dirk.riehle@fau.de" xlink:type="simple">dirk.riehle@fau.de</text:a></text:span><text:span text:style-name="T17"><text:s/>– </text:span><text:span text:style-name="T17"><text:a xlink:href="http://oss.cs.fau.de/" xlink:type="simple">http://oss.cs.fau.de</text:a></text:span></text:p>
            <text:p><text:span text:style-name="T18"><text:a xlink:href="mailto:dirk@riehle.org" xlink:type="simple">dirk@riehle.org</text:a></text:span><text:span text:style-name="T18"><text:s/>– </text:span><text:span text:style-name="T18"><text:a xlink:href="http://dirkriehle.com/" xlink:type="simple">http://dirkriehle.com</text:a></text:span><text:span text:style-name="T18"><text:s/>– </text:span><text:span text:style-name="T18"><text:a xlink:href="http://twitter.com/dirkriehle" xlink:type="simple">@dirkriehle</text:a></text:span></text:p>
            <text:p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8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25">Original version</text:p>
                <text:list>
                  <text:list-item>
                    <text:p>© 2012-2019 Dirk Riehle, all rights reserv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4a3c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46M33S</meta:editing-duration>
    <meta:editing-cycles>172</meta:editing-cycles>
    <meta:generator>LibreOffice/6.0.7.3$Linux_X86_64 LibreOffice_project/00m0$Build-3</meta:generator>
    <meta:initial-creator>Dirk Riehle</meta:initial-creator>
    <dc:date>2019-10-15T22:50:22.611115049</dc:date>
    <meta:printed-by>Dirk Riehle</meta:printed-by>
    <meta:print-date>2013-05-04T19:19:21</meta:print-date>
    <dc:creator>D R</dc:creator>
    <meta:document-statistic meta:object-count="159"/>
    <meta:template xlink:type="simple" xlink:actuate="onRequest" xlink:title="True Blue Presentation" xlink:href="../../../../Templates/True%20Blue%20Presentation.otp" meta:date="2013-04-02T22:52:20"/>
  </office:meta>
</office:document-meta>
</file>